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31 02:25   |   <text:a xlink:type="simple" xlink:href="http://palinfo.habago.org/Entry?Command=Information_PrintForum&amp;iPage=1#FORUM37725"><text:span text:style-name="T1">#</text:span></text:a></text:p>
      <text:p text:style-name="P2">卡韓政變 (131)：初衷 <text:line-break/><text:line-break/>陳真 2019. 07. 31. <text:line-break/><text:line-break/><text:line-break/>沿續「卡韓政變 (130)：如果陳定南還活著...」所說的1991年10月10日晚上的那個場景，陳定南所提到的想法 (亦即只要民進黨執政，就能一年省下五千多億的貪污損失)，不管是夢想或幻想，總歸沒有成為事實。不但沒有成為事實，依我看，倘若國民黨一年貪污五千億 (我知道陳定南的估算方式)，民進黨恐怕就是五兆，把台灣當成一座金庫，拼命掏空，大撈特撈。 <text:line-break/><text:line-break/>最為傳神的描述來自扁嫂吳淑珍，她說，「阿扁底下這些小囉嘍」(吳淑珍一一點名，包括蘇貞昌、謝長廷、蔡英文等人)，不要假清高，「民進黨哪個人沒有分到錢？」請他自己站出來，來三鳳宮 (高雄一間廟宇) 對天發誓！ <text:line-break/><text:line-break/>吳淑珍說：「你們一定都不知道，都嘛是把大家叫來飯店分錢，用布袋揹錢回去，叫車來載」。並且嗆聲說：「這些小囉嘍不要太不像話，真要把我 (指吳淑珍自己) 給惹火了，我有一本簿子 (指分錢的帳冊)，大家都有簽名的啦」。 <text:line-break/><text:line-break/>吳淑珍還說，財團要給我們錢，而且他們還互相比賽看誰給得多，我們當然是要收下，但是錢都有分給大家，一共分給大家14億，她說，「14億耶！是我們的兩倍耶！這樣還嫌少嗎？」 <text:line-break/><text:line-break/>吳淑珍還抱怨說，「有人問說，阿扁在美國還有7億，為什麼不繳回台灣？喂！拜託哦，我們又不是 (傻瓜)...，(把錢繳回台灣的話)，(阿扁的) 老婆是要送去寄給別人養嗎？阿扁不就兩手空空、變成窮光蛋了！阿扁還年輕，還要做些事，難道不應該留一些錢在身邊？」 <text:line-break/><text:line-break/>吳淑珍還罵黨內同志不夠挺阿扁，假清高。她諷刺說，民進黨掌權之後，「現在大家都穿皮鞋了啦，大家都變得很高尚了啦，都變成 gentleman了啦」。然後一一點名吳乃仁、余政憲、洪奇昌、蘇貞昌、謝長廷、黃偉哲、蔡英文、陳菊等等等，無情無義。 <text:line-break/><text:line-break/>現場另外一位來賓，穿和尚架裟那一位，叫鄭新助，前高雄市議員，前民進黨中央委員，外號大師兄，也是個貪污犯 (另外的案子，她孫女叫鄭孟洳，現任高雄市議員，是黑韓大將，正努力推動罷免韓國瑜)，說他從阿扁那邊只分到一點點錢，但還是老實說出來。 <text:line-break/><text:line-break/>吳淑珍回應他說，你拿到的「只是一點點肉屑而已啦」，意思是說檯面上那些民進黨大咖，才是真正吃掉肥肉的人。鄭新助幫腔說，這些人真是無情無義，「比屎還臭」。主持人也幫腔，大罵「陳其邁那個小屁孩」，如果不是阿扁提拔，憑哪一點想當高雄市長？ <text:line-break/><text:line-break/>主持人還對吳淑珍說，誰誰誰當了什麼官，撈了什麼好處，不就是都靠阿扁幫忙的嗎？因此勸吳淑珍把這些人拿錢的黑資料「全抖出來啦，不要怕啦，他們如此無情無義，還跟他們客氣什麼」。吳淑珍則說，「阿扁就是一個爛好人」。 <text:line-break/><text:line-break/>吳淑珍跟我一樣是台南人，台語很溜，但是講話很快，不容易懂。原始影音如下： <text:line-break/><text:line-break/>https://www.youtube.com/watch?v=hWEQhnrlcks <text:line-break/><text:line-break/>你有沒有辦法想像，今天講這些話的人不是吳淑珍，而是馬英九的太太周美青？我沒法想像。為什麼呢？因為民進黨身上有著一種你很難描述的台灣「本土文化」氣息和叢林觀念，似乎把政治權勢視為一種戰利品，簡單說就是：我贏了，天下就是我的，我要給誰當官，我要撈多少錢，我要怎麼搞怎麼撈，全是我的自由；法律不能用在我身上，因為天下是我打下來的。 <text:line-break/><text:line-break/>在這樣一種觀念下，扁珍當然會很不爽，因為你們拿錢沒有拿得比我少，我只是經手，然後再分錢給大家，常在飯店分錢，叫大家拿麻布袋來裝，大把大把鈔票與珠寶大家分，叫車子來載，為什麼我們扁家就要去坐牢，而你們卻在牢外假清高？ <text:line-break/><text:line-break/>今天，這樣一些事，不用多，倘若有百分之一發生在國民黨高官或馬英九或韓國瑜身上，你想，綠營的人會怎麼說？還會說他無辜被迫害、說他是「為台灣人揹起苦難的十字架」嗎？ <text:line-break/><text:line-break/>陳定南的那一番話，其實不光只是他的理想，而且也是許多台灣人幾十年來的夢想。當年，三十幾年前，我們在戒嚴令底下，在各種經常挨警棍的群眾場合裏，不斷講述的，難道不也就只是這樣一些卑微的願望？希望政治能乾淨一點，希望大家日子能好過一點，希望小孩與弱勢者能得到更多應有的關注；希望政治能少一點污穢，多一點正直；少一點殘酷，多一點憐憫。一切政治初衷，難道還會有比這更深刻、同時也更卑微的盼望？ <text:line-break/><text:line-break/>我常想起 1991年10月10 日和陳定南長談的那個夜晚。我當時覺得他很天真，民進黨豈是他所想像的那樣清純、利他與憐憫？我之所以特別懷念那一晚，其實更大的原因是因為他和我講到林義雄被刑求的經過，但這畢竟不是我現在要說的。 <text:line-break/><text:line-break/>其實，關於林義雄所遭受的恐怖刑求，我應該比陳定南知道得更多，因為曾經有一位據說是情治特務臥底的文化界高層人士，在大約35-36年前我剛念大學時，曾經栩栩如生地告訴我刑求的細節。我聽了心裏很難過，一直到今天，每想到這事，我就有一種痛不欲生的感覺。我不知道我所聽到的刑求細節是否是事實，也從來不敢向林義雄求證，就只能把它當成心裏頭一個彷彿永難癒合的傷口。 <text:line-break/><text:line-break/>回首前塵，很多事已無可挽回，但更多事卻依然還在那遙遠之處；彷彿只要不死心，連時間都會為我們停止，總有一天我們就能走到目的地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